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7000000B352292A49.png" manifest:media-type="image/png"/>
  <manifest:file-entry manifest:full-path="Pictures/100002010000010D000000BD429E6CD6.png" manifest:media-type="image/png"/>
  <manifest:file-entry manifest:full-path="Pictures/10000201000002AC0000023D105197D8.png" manifest:media-type="image/png"/>
  <manifest:file-entry manifest:full-path="Pictures/1000000000000242000000A3E5E4CED1.png" manifest:media-type="image/png"/>
  <manifest:file-entry manifest:full-path="Pictures/10000201000003C0000000D4DD9A22D2.png" manifest:media-type="image/png"/>
  <manifest:file-entry manifest:full-path="Pictures/10000000000002650000016EFEB90FB9.png" manifest:media-type="image/png"/>
  <manifest:file-entry manifest:full-path="Pictures/100002010000001A0000001A548AA2EC.png" manifest:media-type="image/png"/>
  <manifest:file-entry manifest:full-path="Pictures/10000201000003C0000001E6973B414C.png" manifest:media-type="image/png"/>
  <manifest:file-entry manifest:full-path="Pictures/10000201000001A00000011E36A6ABD9.png" manifest:media-type="image/png"/>
  <manifest:file-entry manifest:full-path="Pictures/10000201000001970000014346FBC430.png" manifest:media-type="image/png"/>
  <manifest:file-entry manifest:full-path="Pictures/10000000000001A000000116DF526861.png" manifest:media-type="image/png"/>
  <manifest:file-entry manifest:full-path="Pictures/10000000000000200000001A88FF3A38.png" manifest:media-type="image/png"/>
  <manifest:file-entry manifest:full-path="Pictures/10000000000001170000006222331A81.png" manifest:media-type="image/png"/>
  <manifest:file-entry manifest:full-path="Pictures/1000000000000216000001EC77C9A2E6.png" manifest:media-type="image/png"/>
  <manifest:file-entry manifest:full-path="Pictures/10000201000001F2000000EAA7E2B771.png" manifest:media-type="image/png"/>
  <manifest:file-entry manifest:full-path="Pictures/10000201000000F0000000C9A8713AA4.png" manifest:media-type="image/png"/>
  <manifest:file-entry manifest:full-path="Pictures/10000000000000C300000035E494B7EC.png" manifest:media-type="image/png"/>
  <manifest:file-entry manifest:full-path="Pictures/10000000000000E0000000B4CE757CC6.png" manifest:media-type="image/png"/>
  <manifest:file-entry manifest:full-path="Pictures/100002010000028300000109F83915CE.png" manifest:media-type="image/png"/>
  <manifest:file-entry manifest:full-path="Pictures/10000000000001EB000000DF29D71527.png" manifest:media-type="image/png"/>
  <manifest:file-entry manifest:full-path="Pictures/10000000000000AB000000FC24E47B97.png" manifest:media-type="image/png"/>
  <manifest:file-entry manifest:full-path="Pictures/1000000000000236000000E090B38204.png" manifest:media-type="image/png"/>
  <manifest:file-entry manifest:full-path="Pictures/100000000000015B0000011F0B6C5D1E.png" manifest:media-type="image/png"/>
  <manifest:file-entry manifest:full-path="Pictures/10000201000000A70000013A4A78DED6.png" manifest:media-type="image/png"/>
  <manifest:file-entry manifest:full-path="Pictures/100000000000013A000001190C86FD3E.png" manifest:media-type="image/png"/>
  <manifest:file-entry manifest:full-path="Pictures/10000000000001CE000000DB75CEDEE3.png" manifest:media-type="image/png"/>
  <manifest:file-entry manifest:full-path="Pictures/100000000000021B0000018E7B45F339.png" manifest:media-type="image/png"/>
  <manifest:file-entry manifest:full-path="Pictures/1000000000000248000001B9B5AB1D77.png" manifest:media-type="image/png"/>
  <manifest:file-entry manifest:full-path="Pictures/10000201000001230000010EFF2CA8B4.png" manifest:media-type="image/png"/>
  <manifest:file-entry manifest:full-path="Pictures/100000000000012D000000DF5DD820DC.png" manifest:media-type="image/png"/>
  <manifest:file-entry manifest:full-path="Pictures/10000000000000AB000000F8FA7FBEEB.png" manifest:media-type="image/png"/>
  <manifest:file-entry manifest:full-path="Pictures/1000020100000246000000E624BEB564.png" manifest:media-type="image/png"/>
  <manifest:file-entry manifest:full-path="Pictures/10000000000000070000001B79D6AAE8.png" manifest:media-type="image/png"/>
  <manifest:file-entry manifest:full-path="Pictures/1000020100000247000000E64C86B84A.png" manifest:media-type="image/png"/>
  <manifest:file-entry manifest:full-path="Pictures/1000000000000200000000D2D3D45978.png" manifest:media-type="image/png"/>
  <manifest:file-entry manifest:full-path="Pictures/10000201000002500000010F11A9A63A.png" manifest:media-type="image/png"/>
  <manifest:file-entry manifest:full-path="Pictures/1000020100000145000001BEE7E5AA8F.png" manifest:media-type="image/png"/>
  <manifest:file-entry manifest:full-path="Pictures/100000000000013300000219BA006502.png" manifest:media-type="image/png"/>
  <manifest:file-entry manifest:full-path="Pictures/10000201000000A70000011E286A811B.png" manifest:media-type="image/png"/>
  <manifest:file-entry manifest:full-path="Pictures/10000000000001F00000019C9928F734.png" manifest:media-type="image/png"/>
  <manifest:file-entry manifest:full-path="Pictures/10000000000000EA0000016BE616FDBF.png" manifest:media-type="image/png"/>
  <manifest:file-entry manifest:full-path="Pictures/10000000000000AB000000FC60E1D679.png" manifest:media-type="image/png"/>
  <manifest:file-entry manifest:full-path="Pictures/10000000000000CE00000027E18517AE.png" manifest:media-type="image/png"/>
  <manifest:file-entry manifest:full-path="Pictures/1000020100000010000000102212C896.png" manifest:media-type="image/png"/>
  <manifest:file-entry manifest:full-path="Pictures/100000000000025A000001823F5B10B0.png" manifest:media-type="image/png"/>
  <manifest:file-entry manifest:full-path="Pictures/10000000000001FB000000E0C3CDB9B6.png" manifest:media-type="image/png"/>
  <manifest:file-entry manifest:full-path="Pictures/1000000000000202000000D48F1C5FC8.png" manifest:media-type="image/png"/>
  <manifest:file-entry manifest:full-path="Pictures/1000020100000315000001F39B86C019.png" manifest:media-type="image/png"/>
  <manifest:file-entry manifest:full-path="Pictures/10000201000000E300000185DA114273.png" manifest:media-type="image/png"/>
  <manifest:file-entry manifest:full-path="Pictures/100002010000028300000109CEA3E76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e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5cm" svg:stroke-color="#000000" draw:marker-start-width="0.275cm" draw:marker-end-width="0.2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74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664cm"/>
    </style:style>
    <style:style style:name="gr7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07cm" svg:stroke-color="#ff3333" draw:marker-start-width="0.305cm" draw:marker-end-width="0.305cm" draw:fill="none" draw:textarea-horizontal-align="justify" draw:textarea-vertical-align="middle" draw:auto-grow-height="false" fo:padding-top="0.16cm" fo:padding-bottom="0.16cm" fo:padding-left="0.285cm" fo:padding-right="0.285cm"/>
    </style:style>
    <style:style style:name="P1" style:family="paragraph">
      <style:paragraph-properties fo:text-align="center"/>
    </style:style>
    <style:style style:name="P2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3" style:family="paragraph">
      <style:text-properties fo:font-size="18pt"/>
    </style:style>
    <style:style style:name="T1" style:family="text">
      <style:text-properties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volené">
        <office:forms form:automatic-focus="false" form:apply-design-mode="false"/>
      </draw:page>
      <draw:page draw:name="page2" draw:style-name="dp1" draw:master-page-name="Predvolené">
        <office:forms form:automatic-focus="false" form:apply-design-mode="false"/>
      </draw:page>
      <draw:page draw:name="page3" draw:style-name="dp1" draw:master-page-name="Predvolené">
        <office:forms form:automatic-focus="false" form:apply-design-mode="false"/>
      </draw:page>
      <draw:page draw:name="page4" draw:style-name="dp1" draw:master-page-name="Predvolené">
        <office:forms form:automatic-focus="false" form:apply-design-mode="false"/>
      </draw:page>
      <draw:page draw:name="page5" draw:style-name="dp1" draw:master-page-name="Predvolené">
        <office:forms form:automatic-focus="false" form:apply-design-mode="false"/>
        <draw:frame draw:style-name="gr1" draw:text-style-name="P1" draw:layer="layout" svg:width="27.829cm" svg:height="17.6cm" svg:x="0.847cm" svg:y="1.879cm">
          <draw:image xlink:href="Pictures/1000020100000315000001F39B86C019.png" xlink:type="simple" xlink:show="embed" xlink:actuate="onLoad">
            <text:p/>
          </draw:image>
        </draw:frame>
        <draw:frame draw:style-name="gr2" draw:text-style-name="P1" draw:layer="layout" svg:width="15.927cm" svg:height="10.212cm" svg:x="0.847cm" svg:y="21.119cm">
          <draw:image xlink:href="Pictures/100000000000025A000001823F5B10B0.png" xlink:type="simple" xlink:show="embed" xlink:actuate="onLoad">
            <text:p/>
          </draw:image>
        </draw:frame>
        <draw:frame draw:style-name="gr3" draw:layer="layout" svg:width="3.431cm" svg:height="0.96cm" svg:x="0.847cm" svg:y="0.768cm">
          <draw:text-box>
            <text:p>Obrázok 1</text:p>
          </draw:text-box>
        </draw:frame>
      </draw:page>
      <draw:page draw:name="page6" draw:style-name="dp1" draw:master-page-name="Predvolené">
        <office:forms form:automatic-focus="false" form:apply-design-mode="false"/>
      </draw:page>
      <draw:page draw:name="page7" draw:style-name="dp1" draw:master-page-name="Predvolené">
        <office:forms form:automatic-focus="false" form:apply-design-mode="false"/>
        <draw:frame draw:style-name="gr1" draw:text-style-name="P1" draw:layer="layout" svg:width="6.288cm" svg:height="10.999cm" svg:x="0.848cm" svg:y="18.507cm">
          <draw:image xlink:href="Pictures/100000000000013300000219BA006502.png" xlink:type="simple" xlink:show="embed" xlink:actuate="onLoad">
            <text:p/>
          </draw:image>
        </draw:frame>
        <draw:frame draw:style-name="gr1" draw:text-style-name="P1" draw:layer="layout" svg:width="4.792cm" svg:height="7.435cm" svg:x="0.848cm" svg:y="47.207cm">
          <draw:image xlink:href="Pictures/10000000000000EA0000016BE616FDBF.png" xlink:type="simple" xlink:show="embed" xlink:actuate="onLoad">
            <text:p/>
          </draw:image>
        </draw:frame>
        <draw:frame draw:style-name="gr1" draw:text-style-name="P1" draw:layer="layout" svg:width="11.462cm" svg:height="15.73cm" svg:x="0.848cm" svg:y="2.009cm">
          <draw:image xlink:href="Pictures/1000020100000145000001BEE7E5AA8F.png" xlink:type="simple" xlink:show="embed" xlink:actuate="onLoad">
            <text:p/>
          </draw:image>
        </draw:frame>
        <draw:frame draw:style-name="gr1" draw:text-style-name="P1" draw:layer="layout" svg:width="8.006cm" svg:height="13.72cm" svg:x="0.848cm" svg:y="32.819cm">
          <draw:image xlink:href="Pictures/10000201000000E300000185DA114273.png" xlink:type="simple" xlink:show="embed" xlink:actuate="onLoad">
            <text:p/>
          </draw:image>
        </draw:frame>
        <draw:frame draw:style-name="gr3" draw:layer="layout" svg:width="3.431cm" svg:height="0.96cm" svg:x="0.848cm" svg:y="0.768cm">
          <draw:text-box>
            <text:p>Obrázok 2</text:p>
          </draw:text-box>
        </draw:frame>
        <draw:frame draw:style-name="gr3" draw:layer="layout" svg:width="3.431cm" svg:height="0.96cm" svg:x="0.848cm" svg:y="31.768cm">
          <draw:text-box>
            <text:p>Obrázok 3</text:p>
          </draw:text-box>
        </draw:frame>
      </draw:page>
      <draw:page draw:name="page8" draw:style-name="dp1" draw:master-page-name="Predvolené">
        <draw:frame draw:style-name="gr1" draw:text-style-name="P1" draw:layer="layout" svg:width="13.546cm" svg:height="5.555cm" svg:x="0.848cm" svg:y="12.329cm">
          <draw:image xlink:href="Pictures/1000000000000200000000D2D3D45978.png" xlink:type="simple" xlink:show="embed" xlink:actuate="onLoad">
            <text:p/>
          </draw:image>
        </draw:frame>
        <draw:frame draw:style-name="gr1" draw:text-style-name="P1" draw:layer="layout" svg:width="13.599cm" svg:height="5.608cm" svg:x="0.848cm" svg:y="35.713cm">
          <draw:image xlink:href="Pictures/1000000000000202000000D48F1C5FC8.png" xlink:type="simple" xlink:show="embed" xlink:actuate="onLoad">
            <text:p/>
          </draw:image>
        </draw:frame>
        <draw:frame draw:style-name="gr1" draw:text-style-name="P1" draw:layer="layout" svg:width="20.563cm" svg:height="8.111cm" svg:x="0.848cm" svg:y="2.287cm">
          <draw:image xlink:href="Pictures/1000020100000247000000E64C86B84A.png" xlink:type="simple" xlink:show="embed" xlink:actuate="onLoad">
            <text:p/>
          </draw:image>
        </draw:frame>
        <draw:frame draw:style-name="gr1" draw:text-style-name="P1" draw:layer="layout" svg:width="20.528cm" svg:height="8.111cm" svg:x="0.848cm" svg:y="26.255cm">
          <draw:image xlink:href="Pictures/1000020100000246000000E624BEB564.png" xlink:type="simple" xlink:show="embed" xlink:actuate="onLoad">
            <text:p/>
          </draw:image>
        </draw:frame>
        <draw:frame draw:style-name="gr3" draw:layer="layout" svg:width="3.431cm" svg:height="0.96cm" svg:x="0.848cm" svg:y="0.768cm">
          <draw:text-box>
            <text:p>Obrázok 4</text:p>
          </draw:text-box>
        </draw:frame>
        <draw:frame draw:style-name="gr3" draw:layer="layout" svg:width="3.431cm" svg:height="0.96cm" svg:x="0.848cm" svg:y="27.768cm">
          <draw:text-box>
            <text:p>Obrázok 5</text:p>
          </draw:text-box>
        </draw:frame>
      </draw:page>
      <draw:page draw:name="page9" draw:style-name="dp1" draw:master-page-name="Predvolené">
        <draw:g>
          <draw:frame draw:style-name="gr1" draw:text-style-name="P1" draw:layer="layout" svg:width="4.523cm" svg:height="6.561cm" svg:x="0.848cm" svg:y="13.122cm">
            <draw:image xlink:href="Pictures/10000000000000AB000000F8FA7FBEEB.png" xlink:type="simple" xlink:show="embed" xlink:actuate="onLoad">
              <text:p/>
            </draw:image>
          </draw:frame>
          <draw:g>
            <draw:custom-shape draw:style-name="gr4" draw:text-style-name="P1" draw:layer="layout" svg:width="0.584cm" svg:height="1.947cm" svg:x="5.473cm" svg:y="13.709c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  <draw:frame draw:style-name="gr5" draw:text-style-name="P2" draw:layer="layout" svg:width="3.243cm" svg:height="0.88cm" svg:x="6.041cm" svg:y="14.243cm">
              <draw:text-box>
                <text:p><text:span text:style-name="T1">Kategórie</text:span></text:p>
              </draw:text-box>
            </draw:frame>
          </draw:g>
          <draw:g>
            <draw:custom-shape draw:style-name="gr4" draw:text-style-name="P1" draw:layer="layout" svg:width="0.584cm" svg:height="3.718cm" svg:x="5.471cm" svg:y="15.836c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  <draw:frame draw:style-name="gr6" draw:text-style-name="P2" draw:layer="layout" svg:width="3.164cm" svg:height="0.88cm" svg:x="6.041cm" svg:y="17.256cm">
              <draw:text-box>
                <text:p><text:span text:style-name="T1">Symboly</text:span></text:p>
              </draw:text-box>
            </draw:frame>
          </draw:g>
        </draw:g>
        <draw:frame draw:style-name="gr1" draw:text-style-name="P1" draw:layer="layout" svg:width="13.122cm" svg:height="10.9cm" svg:x="0.848cm" svg:y="44.041cm">
          <draw:image xlink:href="Pictures/10000000000001F00000019C9928F734.png" xlink:type="simple" xlink:show="embed" xlink:actuate="onLoad">
            <text:p/>
          </draw:image>
        </draw:frame>
        <draw:frame draw:style-name="gr1" draw:text-style-name="P1" draw:layer="layout" svg:width="11.074cm" svg:height="9.91cm" svg:x="0.848cm" svg:y="2.25cm">
          <draw:image xlink:href="Pictures/100000000000013A000001190C86FD3E.png" xlink:type="simple" xlink:show="embed" xlink:actuate="onLoad">
            <text:p/>
          </draw:image>
        </draw:frame>
        <draw:frame draw:style-name="gr1" draw:text-style-name="P1" draw:layer="layout" svg:width="20.598cm" svg:height="15.554cm" svg:x="0.848cm" svg:y="27.381cm">
          <draw:image xlink:href="Pictures/1000000000000248000001B9B5AB1D77.png" xlink:type="simple" xlink:show="embed" xlink:actuate="onLoad">
            <text:p/>
          </draw:image>
        </draw:frame>
        <draw:frame draw:style-name="gr3" draw:layer="layout" svg:width="3.431cm" svg:height="0.96cm" svg:x="0.848cm" svg:y="0.768cm">
          <draw:text-box>
            <text:p>Obrázok 6</text:p>
          </draw:text-box>
        </draw:frame>
        <draw:frame draw:style-name="gr3" draw:layer="layout" svg:width="3.431cm" svg:height="0.96cm" svg:x="0.848cm" svg:y="26.068cm">
          <draw:text-box>
            <text:p>Obrázok 7</text:p>
          </draw:text-box>
        </draw:frame>
      </draw:page>
      <draw:page draw:name="page10" draw:style-name="dp1" draw:master-page-name="Predvolené">
        <office:forms form:automatic-focus="false" form:apply-design-mode="false"/>
      </draw:page>
      <draw:page draw:name="page11" draw:style-name="dp1" draw:master-page-name="Predvolené">
        <office:forms form:automatic-focus="false" form:apply-design-mode="false"/>
        <draw:frame draw:style-name="gr1" draw:text-style-name="P1" draw:layer="layout" svg:width="5.889cm" svg:height="10.087cm" svg:x="0.848cm" svg:y="20.58cm">
          <draw:image xlink:href="Pictures/10000201000000A70000011E286A811B.png" xlink:type="simple" xlink:show="embed" xlink:actuate="onLoad">
            <text:p/>
          </draw:image>
        </draw:frame>
        <draw:frame draw:style-name="gr1" draw:text-style-name="P1" draw:layer="layout" svg:width="5.889cm" svg:height="11.074cm" svg:x="0.848cm" svg:y="39.866cm">
          <draw:image xlink:href="Pictures/10000201000000A70000013A4A78DED6.png" xlink:type="simple" xlink:show="embed" xlink:actuate="onLoad">
            <text:p/>
          </draw:image>
        </draw:frame>
        <draw:frame draw:style-name="gr1" draw:text-style-name="P1" draw:layer="layout" svg:width="14.974cm" svg:height="5.926cm" svg:x="0.848cm" svg:y="12.076cm">
          <draw:image xlink:href="Pictures/1000000000000236000000E090B38204.png" xlink:type="simple" xlink:show="embed" xlink:actuate="onLoad">
            <text:p/>
          </draw:image>
        </draw:frame>
        <draw:frame draw:style-name="gr1" draw:text-style-name="P1" draw:layer="layout" svg:width="4.523cm" svg:height="6.667cm" svg:x="0.848cm" svg:y="31.493cm">
          <draw:image xlink:href="Pictures/10000000000000AB000000FC60E1D679.png" xlink:type="simple" xlink:show="embed" xlink:actuate="onLoad">
            <text:p/>
          </draw:image>
        </draw:frame>
        <draw:g>
          <draw:frame draw:style-name="gr1" draw:text-style-name="P1" draw:layer="layout" svg:width="4.523cm" svg:height="6.667cm" svg:x="0.848cm" svg:y="51.43cm">
            <draw:image xlink:href="Pictures/10000000000000AB000000FC24E47B97.png" xlink:type="simple" xlink:show="embed" xlink:actuate="onLoad">
              <text:p/>
            </draw:image>
          </draw:frame>
          <draw:custom-shape draw:style-name="gr7" draw:text-style-name="P1" draw:layer="layout" svg:width="1cm" svg:height="1cm" svg:x="2.587cm" svg:y="55.0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22.679cm" svg:height="9.346cm" svg:x="0.848cm" svg:y="2.013cm">
          <draw:image xlink:href="Pictures/100002010000028300000109CEA3E76E.png" xlink:type="simple" xlink:show="embed" xlink:actuate="onLoad">
            <text:p/>
          </draw:image>
        </draw:frame>
        <draw:frame draw:style-name="gr3" draw:layer="layout" svg:width="3.431cm" svg:height="0.96cm" svg:x="0.848cm" svg:y="0.768cm">
          <draw:text-box>
            <text:p>Obrázok 8</text:p>
          </draw:text-box>
        </draw:frame>
        <draw:frame draw:style-name="gr3" draw:layer="layout" svg:width="3.431cm" svg:height="0.96cm" svg:x="0.848cm" svg:y="19.268cm">
          <draw:text-box>
            <text:p>Obrázok 9</text:p>
          </draw:text-box>
        </draw:frame>
        <draw:frame draw:style-name="gr3" draw:layer="layout" svg:width="3.785cm" svg:height="0.96cm" svg:x="0.848cm" svg:y="38.768cm">
          <draw:text-box>
            <text:p>Obrázok 10</text:p>
          </draw:text-box>
        </draw:frame>
      </draw:page>
      <draw:page draw:name="page12" draw:style-name="dp1" draw:master-page-name="Predvolené">
        <draw:frame draw:style-name="gr1" draw:text-style-name="P1" draw:layer="layout" svg:width="5.449cm" svg:height="1.031cm" svg:x="0.848cm" svg:y="23.717cm">
          <draw:image xlink:href="Pictures/10000000000000CE00000027E18517AE.png" xlink:type="simple" xlink:show="embed" xlink:actuate="onLoad">
            <text:p/>
          </draw:image>
        </draw:frame>
        <draw:frame draw:style-name="gr1" draw:text-style-name="P1" draw:layer="layout" svg:width="5.926cm" svg:height="4.762cm" svg:x="0.848cm" svg:y="10.214cm">
          <draw:image xlink:href="Pictures/10000000000000E0000000B4CE757CC6.png" xlink:type="simple" xlink:show="embed" xlink:actuate="onLoad">
            <text:p/>
          </draw:image>
        </draw:frame>
        <draw:g>
          <draw:frame draw:style-name="gr1" draw:text-style-name="P1" draw:layer="layout" svg:width="5.158cm" svg:height="1.401cm" svg:x="0.848cm" svg:y="26.23cm">
            <draw:image xlink:href="Pictures/10000000000000C300000035E494B7EC.png" xlink:type="simple" xlink:show="embed" xlink:actuate="onLoad">
              <text:p/>
            </draw:image>
          </draw:frame>
          <draw:custom-shape draw:style-name="gr8" draw:text-style-name="P1" draw:layer="layout" svg:width="0.9cm" svg:height="0.9cm" svg:x="4.392cm" svg:y="26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8.464cm" svg:height="7.088cm" svg:x="0.848cm" svg:y="2.725cm">
          <draw:image xlink:href="Pictures/10000201000000F0000000C9A8713AA4.png" xlink:type="simple" xlink:show="embed" xlink:actuate="onLoad">
            <text:p/>
          </draw:image>
        </draw:frame>
        <draw:frame draw:style-name="gr3" draw:layer="layout" svg:width="3.738cm" svg:height="0.96cm" svg:x="0.848cm" svg:y="0.768cm">
          <draw:text-box>
            <text:p>Obrázok 11</text:p>
          </draw:text-box>
        </draw:frame>
      </draw:page>
      <draw:page draw:name="page13" draw:style-name="dp1" draw:master-page-name="Predvolené">
        <office:forms form:automatic-focus="false" form:apply-design-mode="false"/>
      </draw:page>
      <draw:page draw:name="page14" draw:style-name="dp1" draw:master-page-name="Predvolené">
        <office:forms form:automatic-focus="false" form:apply-design-mode="false"/>
      </draw:page>
      <draw:page draw:name="page15" draw:style-name="dp1" draw:master-page-name="Predvolené">
        <office:forms form:automatic-focus="false" form:apply-design-mode="false"/>
      </draw:page>
      <draw:page draw:name="page16" draw:style-name="dp1" draw:master-page-name="Predvolené">
        <office:forms form:automatic-focus="false" form:apply-design-mode="false"/>
        <draw:frame draw:style-name="gr1" draw:text-style-name="P1" draw:layer="layout" svg:width="12.99cm" svg:height="5.899cm" svg:x="0.848cm" svg:y="12.204cm">
          <draw:image xlink:href="Pictures/10000000000001EB000000DF29D71527.png" xlink:type="simple" xlink:show="embed" xlink:actuate="onLoad">
            <text:p/>
          </draw:image>
        </draw:frame>
        <draw:frame draw:style-name="gr1" draw:text-style-name="P1" draw:layer="layout" svg:width="20.88cm" svg:height="9.558cm" svg:x="0.848cm" svg:y="1.991cm">
          <draw:image xlink:href="Pictures/10000201000002500000010F11A9A63A.png" xlink:type="simple" xlink:show="embed" xlink:actuate="onLoad">
            <text:p/>
          </draw:image>
        </draw:frame>
        <draw:frame draw:style-name="gr3" draw:layer="layout" svg:width="3.785cm" svg:height="0.96cm" svg:x="0.848cm" svg:y="0.768cm">
          <draw:text-box>
            <text:p>Obrázok 12</text:p>
          </draw:text-box>
        </draw:frame>
      </draw:page>
      <draw:page draw:name="page17" draw:style-name="dp1" draw:master-page-name="Predvolené">
        <office:forms form:automatic-focus="false" form:apply-design-mode="false"/>
        <draw:frame draw:style-name="gr1" draw:text-style-name="P1" draw:layer="layout" svg:width="17.565cm" svg:height="8.252cm" svg:x="0.848cm" svg:y="1.894cm">
          <draw:image xlink:href="Pictures/10000201000001F2000000EAA7E2B771.png" xlink:type="simple" xlink:show="embed" xlink:actuate="onLoad">
            <text:p/>
          </draw:image>
        </draw:frame>
        <draw:frame draw:style-name="gr1" draw:text-style-name="P1" draw:layer="layout" svg:width="12.223cm" svg:height="5.793cm" svg:x="0.848cm" svg:y="11.012cm">
          <draw:image xlink:href="Pictures/10000000000001CE000000DB75CEDEE3.png" xlink:type="simple" xlink:show="embed" xlink:actuate="onLoad">
            <text:p/>
          </draw:image>
        </draw:frame>
        <draw:frame draw:style-name="gr3" draw:layer="layout" svg:width="3.785cm" svg:height="0.96cm" svg:x="0.848cm" svg:y="0.768cm">
          <draw:text-box>
            <text:p>Obrázok 13</text:p>
          </draw:text-box>
        </draw:frame>
      </draw:page>
      <draw:page draw:name="page18" draw:style-name="dp1" draw:master-page-name="Predvolené">
        <office:forms form:automatic-focus="false" form:apply-design-mode="false"/>
        <draw:frame draw:style-name="gr1" draw:text-style-name="P1" draw:layer="layout" svg:width="7.963cm" svg:height="5.899cm" svg:x="0.848cm" svg:y="13.832cm">
          <draw:image xlink:href="Pictures/100000000000012D000000DF5DD820DC.png" xlink:type="simple" xlink:show="embed" xlink:actuate="onLoad">
            <text:p/>
          </draw:image>
        </draw:frame>
        <draw:frame draw:style-name="gr1" draw:text-style-name="P1" draw:layer="layout" svg:width="10.263cm" svg:height="9.522cm" svg:x="0.848cm" svg:y="3.122cm">
          <draw:image xlink:href="Pictures/10000201000001230000010EFF2CA8B4.png" xlink:type="simple" xlink:show="embed" xlink:actuate="onLoad">
            <text:p/>
          </draw:image>
        </draw:frame>
        <draw:frame draw:style-name="gr1" draw:text-style-name="P1" draw:layer="layout" svg:width="15.212cm" svg:height="11.232cm" svg:x="0.848cm" svg:y="24.898cm">
          <draw:image xlink:href="Pictures/100000000000021B0000018E7B45F339.png" xlink:type="simple" xlink:show="embed" xlink:actuate="onLoad">
            <text:p/>
          </draw:image>
        </draw:frame>
        <draw:frame draw:style-name="gr3" draw:layer="layout" svg:width="3.785cm" svg:height="0.96cm" svg:x="0.848cm" svg:y="0.768cm">
          <draw:text-box>
            <text:p>Obrázok 14</text:p>
          </draw:text-box>
        </draw:frame>
        <draw:frame draw:style-name="gr3" draw:layer="layout" svg:width="3.785cm" svg:height="0.96cm" svg:x="0.848cm" svg:y="23.468cm">
          <draw:text-box>
            <text:p>Obrázok 15</text:p>
          </draw:text-box>
        </draw:frame>
        <draw:g>
          <draw:frame draw:style-name="gr1" draw:text-style-name="P1" draw:layer="layout" svg:width="7.381cm" svg:height="2.592cm" svg:x="0.848cm" svg:y="38.274cm">
            <draw:image xlink:href="Pictures/10000000000001170000006222331A81.png" xlink:type="simple" xlink:show="embed" xlink:actuate="onLoad">
              <text:p/>
            </draw:image>
          </draw:frame>
          <draw:frame draw:style-name="gr1" draw:text-style-name="P1" draw:layer="layout" svg:width="0.184cm" svg:height="0.713cm" svg:x="1.869cm" svg:y="39.799cm">
            <draw:image xlink:href="Pictures/10000000000000070000001B79D6AAE8.png" xlink:type="simple" xlink:show="embed" xlink:actuate="onLoad">
              <text:p/>
            </draw:image>
          </draw:frame>
          <draw:frame draw:style-name="gr1" draw:text-style-name="P1" draw:layer="layout" svg:width="0.846cm" svg:height="0.687cm" svg:x="2.053cm" svg:y="39.825cm">
            <draw:image xlink:href="Pictures/10000000000000200000001A88FF3A38.png" xlink:type="simple" xlink:show="embed" xlink:actuate="onLoad">
              <text:p/>
            </draw:image>
          </draw:frame>
        </draw:g>
      </draw:page>
      <draw:page draw:name="page19" draw:style-name="dp1" draw:master-page-name="Predvolené">
        <office:forms form:automatic-focus="false" form:apply-design-mode="false"/>
        <draw:frame draw:style-name="gr1" draw:text-style-name="P1" draw:layer="layout" svg:width="11.006cm" svg:height="7.354cm" svg:x="0.849cm" svg:y="14.324cm">
          <draw:image xlink:href="Pictures/10000000000001A000000116DF526861.png" xlink:type="simple" xlink:show="embed" xlink:actuate="onLoad">
            <text:p/>
          </draw:image>
        </draw:frame>
        <draw:frame draw:style-name="gr1" draw:text-style-name="P1" draw:layer="layout" svg:width="9.18cm" svg:height="7.593cm" svg:x="0.849cm" svg:y="43.354cm">
          <draw:image xlink:href="Pictures/100000000000015B0000011F0B6C5D1E.png" xlink:type="simple" xlink:show="embed" xlink:actuate="onLoad">
            <text:p/>
          </draw:image>
        </draw:frame>
        <draw:frame draw:style-name="gr1" draw:text-style-name="P1" draw:layer="layout" svg:width="14.355cm" svg:height="11.392cm" svg:x="0.849cm" svg:y="2.447cm">
          <draw:image xlink:href="Pictures/10000201000001970000014346FBC430.png" xlink:type="simple" xlink:show="embed" xlink:actuate="onLoad">
            <text:p/>
          </draw:image>
        </draw:frame>
        <draw:frame draw:style-name="gr1" draw:text-style-name="P1" draw:layer="layout" svg:width="14.672cm" svg:height="10.087cm" svg:x="0.849cm" svg:y="32.69cm">
          <draw:image xlink:href="Pictures/10000201000001A00000011E36A6ABD9.png" xlink:type="simple" xlink:show="embed" xlink:actuate="onLoad">
            <text:p/>
          </draw:image>
        </draw:frame>
        <draw:frame draw:style-name="gr3" draw:layer="layout" svg:width="3.785cm" svg:height="0.96cm" svg:x="0.849cm" svg:y="0.768cm">
          <draw:text-box>
            <text:p>Obrázok 16</text:p>
          </draw:text-box>
        </draw:frame>
        <draw:frame draw:style-name="gr3" draw:layer="layout" svg:width="3.785cm" svg:height="0.96cm" svg:x="0.849cm" svg:y="30.768cm">
          <draw:text-box>
            <text:p>Obrázok 17</text:p>
          </draw:text-box>
        </draw:frame>
      </draw:page>
      <draw:page draw:name="page20" draw:style-name="dp1" draw:master-page-name="Predvolené">
        <office:forms form:automatic-focus="false" form:apply-design-mode="false"/>
      </draw:page>
      <draw:page draw:name="page21" draw:style-name="dp1" draw:master-page-name="Predvolené">
        <office:forms form:automatic-focus="false" form:apply-design-mode="false"/>
      </draw:page>
      <draw:page draw:name="page22" draw:style-name="dp1" draw:master-page-name="Predvolené">
        <office:forms form:automatic-focus="false" form:apply-design-mode="false"/>
        <draw:frame draw:style-name="gr1" draw:text-style-name="P1" draw:layer="layout" svg:width="0.422cm" svg:height="0.422cm" svg:x="1.255cm" svg:y="1.614cm">
          <draw:image xlink:href="Pictures/1000020100000010000000102212C896.png" xlink:type="simple" xlink:show="embed" xlink:actuate="onLoad">
            <text:p/>
          </draw:image>
        </draw:frame>
        <draw:frame draw:style-name="gr1" draw:text-style-name="P1" draw:layer="layout" svg:width="20.289cm" svg:height="10.27cm" svg:x="0.849cm" svg:y="9.741cm">
          <draw:image xlink:href="Pictures/10000201000003C0000001E6973B414C.png" xlink:type="simple" xlink:show="embed" xlink:actuate="onLoad">
            <text:p/>
          </draw:image>
        </draw:frame>
        <draw:frame draw:style-name="gr1" draw:text-style-name="P1" draw:layer="layout" svg:width="0.422cm" svg:height="0.422cm" svg:x="2.805cm" svg:y="1.614cm">
          <draw:image xlink:href="Pictures/1000020100000010000000102212C896.png" xlink:type="simple" xlink:show="embed" xlink:actuate="onLoad">
            <text:p/>
          </draw:image>
        </draw:frame>
        <draw:frame draw:style-name="gr1" draw:text-style-name="P1" draw:layer="layout" svg:width="0.687cm" svg:height="0.687cm" svg:x="4.128cm" svg:y="1.482cm">
          <draw:image xlink:href="Pictures/100002010000001A0000001A548AA2EC.png" xlink:type="simple" xlink:show="embed" xlink:actuate="onLoad">
            <text:p/>
          </draw:image>
        </draw:frame>
        <draw:frame draw:style-name="gr3" draw:layer="layout" svg:width="3.785cm" svg:height="0.96cm" svg:x="0.849cm" svg:y="7.768cm">
          <draw:text-box>
            <text:p>Obrázok 19</text:p>
          </draw:text-box>
        </draw:frame>
        <draw:frame draw:style-name="gr2" draw:text-style-name="P1" draw:layer="layout" svg:width="16.218cm" svg:height="9.683cm" svg:x="0.849cm" svg:y="21.267cm">
          <draw:image xlink:href="Pictures/10000000000002650000016EFEB90FB9.png" xlink:type="simple" xlink:show="embed" xlink:actuate="onLoad">
            <text:p/>
          </draw:image>
        </draw:frame>
      </draw:page>
      <draw:page draw:name="page23" draw:style-name="dp1" draw:master-page-name="Predvolené">
        <office:forms form:automatic-focus="false" form:apply-design-mode="false"/>
        <draw:frame draw:style-name="gr1" draw:text-style-name="P1" draw:layer="layout" svg:width="20.289cm" svg:height="4.479cm" svg:x="0.849cm" svg:y="2.418cm">
          <draw:image xlink:href="Pictures/10000201000003C0000000D4DD9A22D2.png" xlink:type="simple" xlink:show="embed" xlink:actuate="onLoad">
            <text:p/>
          </draw:image>
        </draw:frame>
        <draw:frame draw:style-name="gr1" draw:text-style-name="P1" draw:layer="layout" svg:width="20.289cm" svg:height="8.361cm" svg:x="0.849cm" svg:y="18.93cm">
          <draw:image xlink:href="Pictures/100002010000028300000109F83915CE.png" xlink:type="simple" xlink:show="embed" xlink:actuate="onLoad">
            <text:p/>
          </draw:image>
        </draw:frame>
        <draw:frame draw:style-name="gr1" draw:text-style-name="P1" draw:layer="layout" svg:width="13.413cm" svg:height="5.926cm" svg:x="0.849cm" svg:y="29.054cm">
          <draw:image xlink:href="Pictures/10000000000001FB000000E0C3CDB9B6.png" xlink:type="simple" xlink:show="embed" xlink:actuate="onLoad">
            <text:p/>
          </draw:image>
        </draw:frame>
        <draw:frame draw:style-name="gr3" draw:layer="layout" svg:width="3.785cm" svg:height="0.96cm" svg:x="0.849cm" svg:y="0.768cm">
          <draw:text-box>
            <text:p>Obrázok 20</text:p>
          </draw:text-box>
        </draw:frame>
        <draw:frame draw:style-name="gr3" draw:layer="layout" svg:width="3.785cm" svg:height="0.96cm" svg:x="0.849cm" svg:y="17.768cm">
          <draw:text-box>
            <text:p>Obrázok 21</text:p>
          </draw:text-box>
        </draw:frame>
        <draw:frame draw:style-name="gr2" draw:text-style-name="P1" draw:layer="layout" svg:width="15.292cm" svg:height="4.312cm" svg:x="0.849cm" svg:y="7.368cm">
          <draw:image xlink:href="Pictures/1000000000000242000000A3E5E4CED1.png" xlink:type="simple" xlink:show="embed" xlink:actuate="onLoad">
            <text:p/>
          </draw:image>
        </draw:frame>
      </draw:page>
      <draw:page draw:name="page24" draw:style-name="dp1" draw:master-page-name="Predvolené">
        <office:forms form:automatic-focus="false" form:apply-design-mode="false"/>
        <draw:frame draw:style-name="gr1" draw:text-style-name="P1" draw:layer="layout" svg:width="20.289cm" svg:height="16.996cm" svg:x="0.849cm" svg:y="2.142cm">
          <draw:image xlink:href="Pictures/10000201000002AC0000023D105197D8.png" xlink:type="simple" xlink:show="embed" xlink:actuate="onLoad">
            <text:p/>
          </draw:image>
        </draw:frame>
        <draw:frame draw:style-name="gr1" draw:text-style-name="P1" draw:layer="layout" svg:width="14.128cm" svg:height="13.017cm" svg:x="0.849cm" svg:y="20.306cm">
          <draw:image xlink:href="Pictures/1000000000000216000001EC77C9A2E6.png" xlink:type="simple" xlink:show="embed" xlink:actuate="onLoad">
            <text:p/>
          </draw:image>
        </draw:frame>
        <draw:frame draw:style-name="gr3" draw:text-style-name="P3" draw:layer="layout" svg:width="3.785cm" svg:height="0.96cm" svg:x="0.849cm" svg:y="0.768cm">
          <draw:text-box>
            <text:p><text:span text:style-name="T2">Obrázok 18</text:span></text:p>
          </draw:text-box>
        </draw:frame>
      </draw:page>
      <draw:page draw:name="page25" draw:style-name="dp1" draw:master-page-name="Predvolené">
        <draw:frame draw:style-name="gr1" draw:text-style-name="P1" draw:layer="layout" svg:width="9.487cm" svg:height="6.665cm" svg:x="0.85cm" svg:y="2.723cm">
          <draw:image xlink:href="Pictures/100002010000010D000000BD429E6CD6.png" xlink:type="simple" xlink:show="embed" xlink:actuate="onLoad">
            <text:p/>
          </draw:image>
        </draw:frame>
        <draw:frame draw:style-name="gr1" draw:text-style-name="P1" draw:layer="layout" svg:width="6.111cm" svg:height="4.735cm" svg:x="0.85cm" svg:y="11.496cm">
          <draw:image xlink:href="Pictures/10000000000000E7000000B352292A49.png" xlink:type="simple" xlink:show="embed" xlink:actuate="onLoad">
            <text:p/>
          </draw:image>
        </draw:frame>
        <draw:frame draw:style-name="gr3" draw:layer="layout" svg:width="3.785cm" svg:height="0.96cm" svg:x="0.85cm" svg:y="0.768cm">
          <draw:text-box>
            <text:p>Obrázok 22</text:p>
          </draw:text-box>
        </draw:frame>
      </draw:page>
      <draw:page draw:name="page26" draw:style-name="dp1" draw:master-page-name="Predvolené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k" fo:country="SK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169cm" fo:margin-bottom="1.303cm" fo:margin-left="0.339cm" fo:margin-right="0.37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volené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man Toman</meta:initial-creator>
    <meta:creation-date>2014-04-27T10:43:34.062000000</meta:creation-date>
    <dc:date>2014-08-13T11:26:50.709754801</dc:date>
    <dc:creator>Miloš Šrámek</dc:creator>
    <meta:editing-duration>PT2H53M35S</meta:editing-duration>
    <meta:editing-cycles>22</meta:editing-cycles>
    <meta:generator>LibreOffice/4.2.6.1$Linux_X86_64 LibreOffice_project/5fdddf655fba363e34f755715238d0943a44857e</meta:generator>
    <meta:document-statistic meta:object-count="85"/>
  </office:meta>
</office:document-meta>
</file>